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68000001F03DB6D87CC6F5FDA5.png" manifest:media-type="image/png"/>
  <manifest:file-entry manifest:full-path="Pictures/10000201000004C2000001CA8227367E1DFBB7AC.png" manifest:media-type="image/png"/>
  <manifest:file-entry manifest:full-path="Pictures/10000201000003150000015EA7ED685E5381BAAC.png" manifest:media-type="image/png"/>
  <manifest:file-entry manifest:full-path="Pictures/10000201000004CF00000338EBF2DA04F52B2C9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0.527cm" svg:x="-0.003cm" svg:y="2.589cm">
          <draw:image xlink:href="Pictures/10000201000004C2000001CA8227367E1DFBB7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3" draw:layer="layout" svg:width="20.877cm" svg:height="9.26cm" svg:x="2.123cm" svg:y="0.74cm">
          <draw:image xlink:href="Pictures/10000201000003150000015EA7ED685E5381BAAC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3" draw:layer="layout" svg:width="16.299cm" svg:height="13.124cm" svg:x="5.847cm" svg:y="1.291cm">
          <draw:image xlink:href="Pictures/1000020100000268000001F03DB6D87CC6F5FDA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3" draw:layer="layout" svg:width="23.528cm" svg:height="15.749cm" svg:x="2.233cm" svg:y="-0.022cm">
          <draw:image xlink:href="Pictures/10000201000004CF00000338EBF2DA04F52B2C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9-19T17:05:35.522000000</dc:date>
    <meta:editing-duration>PT11H20M55S</meta:editing-duration>
    <meta:editing-cycles>3</meta:editing-cycles>
    <meta:generator>LibreOffice/7.1.5.2$Windows_X86_64 LibreOffice_project/85f04e9f809797b8199d13c421bd8a2b025d52b5</meta:generator>
    <meta:document-statistic meta:object-count="33"/>
  </office:meta>
</office:document-meta>
</file>